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fo:font-size="8pt" style:font-size-asian="8pt" style:font-size-complex="8pt"/>
    </style:style>
    <style:style style:name="ce3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dans le champ du PMSI-MCO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is de sortie 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nnée de sortie 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 du champ PMSI-MCO 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totale du séjour dans le champ du PMSI 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limta </text:p>
          </table:table-cell>
          <table:table-cell table:style-name="ce1" office:value-type="string" calcext:value-type="string">
            <text:p>TR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6" calcext:value-type="float">
            <text:p>10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1" calcext:value-type="float">
            <text:p>131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style-name="ce2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table:number-columns-repeated="4"/>
          <table:table-cell table:style-name="ce2"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5" calcext:value-type="float">
            <text:p>14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49" calcext:value-type="float">
            <text:p>149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5" calcext:value-type="float">
            <text:p>15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TF (soins intensifs) 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" calcext:value-type="float">
            <text:p>1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4" calcext:value-type="float">
            <text:p>17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6" calcext:value-type="float">
            <text:p>17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’IVG antérieures </text:p>
          </table:table-cell>
          <table:table-cell table:style-name="ce1" office:value-type="string" calcext:value-type="string">
            <text:p>NIVGA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nnée de l’IVG précédente </text:p>
          </table:table-cell>
          <table:table-cell table:style-name="ce1" office:value-type="string" calcext:value-type="string">
            <text:p>AIVGPRE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s de naissances vivantes antérieures </text:p>
          </table:table-cell>
          <table:table-cell table:style-name="ce1" office:value-type="string" calcext:value-type="string">
            <text:p>NNV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séquentiel du RUM ayant fourni le DP 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8" calcext:value-type="float">
            <text:p>2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4" calcext:value-type="float">
            <text:p>21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8" calcext:value-type="float">
            <text:p>21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38" calcext:value-type="float">
            <text:p>23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° séquentiel de RUM 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Filler </text:p>
          </table:table-cell>
          <table:table-cell table:style-name="ce1" office:value-type="string" calcext:value-type="string">
            <text:p>FIL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élai depuis la date d'entrée 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6:48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13:41.490000000</meta:creation-date>
    <dc:date>2023-01-16T20:17:06.213000000</dc:date>
    <meta:editing-duration>PT7H17M33S</meta:editing-duration>
    <meta:editing-cycles>17</meta:editing-cycles>
    <meta:generator>LibreOffice/4.3.7.2$Windows_x86 LibreOffice_project/8a35821d8636a03b8bf4e15b48f59794652c68ba</meta:generator>
    <meta:print-date>2017-01-11T16:06:07.298000000</meta:print-date>
    <meta:document-statistic meta:table-count="1" meta:cell-count="642" meta:object-count="0"/>
  </office:meta>
</office:document-meta>
</file>